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ef4" officeooo:paragraph-rsid="000ebef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bef4" officeooo:paragraph-rsid="000ebef4" style:font-weight-asian="bold" style:font-weight-complex="bold"/>
    </style:style>
    <style:style style:name="P3" style:family="paragraph" style:parent-style-name="Standard">
      <style:text-properties officeooo:rsid="00154c35" officeooo:paragraph-rsid="00154c35"/>
    </style:style>
    <style:style style:name="P4" style:family="paragraph" style:parent-style-name="Standard">
      <style:text-properties officeooo:rsid="0014512c" officeooo:paragraph-rsid="0014512c"/>
    </style:style>
    <style:style style:name="P5" style:family="paragraph" style:parent-style-name="Standard">
      <style:text-properties officeooo:rsid="001d6129" officeooo:paragraph-rsid="001d6129"/>
    </style:style>
    <style:style style:name="P6" style:family="paragraph" style:parent-style-name="Standard" style:list-style-name="L1">
      <style:text-properties officeooo:rsid="000ebef4" officeooo:paragraph-rsid="000ebef4"/>
    </style:style>
    <style:style style:name="P7" style:family="paragraph" style:parent-style-name="Standard" style:list-style-name="L1">
      <style:text-properties officeooo:rsid="001089de" officeooo:paragraph-rsid="001089de"/>
    </style:style>
    <style:style style:name="P8" style:family="paragraph" style:parent-style-name="Standard" style:list-style-name="L1">
      <style:text-properties officeooo:rsid="00154c35" officeooo:paragraph-rsid="00154c35"/>
    </style:style>
    <style:style style:name="P9" style:family="paragraph" style:parent-style-name="Standard" style:list-style-name="L1">
      <style:text-properties fo:font-weight="bold" officeooo:rsid="001a1894" officeooo:paragraph-rsid="001a4aa0" style:font-weight-asian="bold" style:font-weight-complex="bold"/>
    </style:style>
    <style:style style:name="P10" style:family="paragraph" style:parent-style-name="Standard" style:list-style-name="L1">
      <style:text-properties fo:font-weight="bold" officeooo:rsid="001d6ccd" officeooo:paragraph-rsid="001d6ccd" style:font-weight-asian="bold" style:font-weight-complex="bold"/>
    </style:style>
    <style:style style:name="P11" style:family="paragraph" style:parent-style-name="Standard" style:list-style-name="L1">
      <style:text-properties fo:font-weight="normal" officeooo:rsid="001a1894" officeooo:paragraph-rsid="001a4aa0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a1894" officeooo:paragraph-rsid="001a1894" style:font-weight-asian="normal" style:font-weight-complex="normal"/>
    </style:style>
    <style:style style:name="P13" style:family="paragraph" style:parent-style-name="Standard" style:list-style-name="L1">
      <style:text-properties fo:font-style="italic" fo:font-weight="normal" officeooo:rsid="001a4aa0" officeooo:paragraph-rsid="001a4aa0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text-properties officeooo:rsid="00128e3b" officeooo:paragraph-rsid="00128e3b"/>
    </style:style>
    <style:style style:name="P15" style:family="paragraph" style:parent-style-name="Standard" style:list-style-name="L1">
      <style:text-properties officeooo:rsid="0014512c" officeooo:paragraph-rsid="0014512c"/>
    </style:style>
    <style:style style:name="T1" style:family="text">
      <style:text-properties officeooo:rsid="001720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Überführung des AST in einen CFG:</text:p>
      <text:p text:style-name="P1"/>
      <text:list xml:id="list1160490606" text:style-name="L1">
        <text:list-item>
          <text:p text:style-name="P6">vmtl gibt es keywords die identifiziert werden müssen (z.B. Block (leider kein BB), ForStmt, WhileStmt, IfStmt,…</text:p>
        </text:list-item>
        <text:list-item>
          <text:p text:style-name="P7">kürzen von lists, modifiers etc <text:span text:style-name="T1">ist vmtl. Sehr aufwändig</text:span></text:p>
        </text:list-item>
        <text:list-item>
          <text:p text:style-name="P8">Veränderung des Kontrollflusses: </text:p>
          <text:list>
            <text:list-item>
              <text:p text:style-name="P8">Start bei Methodendeklaration</text:p>
            </text:list-item>
            <text:list-item>
              <text:p text:style-name="P8">if/ else statements</text:p>
            </text:list-item>
            <text:list-item>
              <text:p text:style-name="P8"><text:span text:style-name="T1">For &amp; While </text:span>loops</text:p>
              <text:p text:style-name="P8"/>
            </text:list-item>
          </text:list>
        </text:list-item>
      </text:list>
      <text:p text:style-name="P3"/>
      <text:list xml:id="list144561197146935" text:continue-numbering="true" text:style-name="L1">
        <text:list-item>
          <text:p text:style-name="P9">IfStmt:</text:p>
          <text:list>
            <text:list-item>
              <text:p text:style-name="P11"><text:s/>falls else part existiert, hängen daran 3 Subtrees (Expression, If, Else)</text:p>
            </text:list-item>
            <text:list-item>
              <text:p text:style-name="P13">der erste Subtree ist die Kondition</text:p>
            </text:list-item>
          </text:list>
        </text:list-item>
        <text:list-item>
          <text:p text:style-name="P12"/>
        </text:list-item>
        <text:list-item>
          <text:p text:style-name="P14">Variable redeklaration:</text:p>
          <text:list>
            <text:list-item>
              <text:p text:style-name="P14">VariableDeclarator (int a = 5; <text:s/>oder int a;)</text:p>
            </text:list-item>
            <text:list-item>
              <text:p text:style-name="P14">VarAccess (a = 5; oder z = a;)</text:p>
            </text:list-item>
          </text:list>
        </text:list-item>
        <text:list-item>
          <text:p text:style-name="P15">Beginn des CFG → MethodDecl / Modifiers/ List/.../ Block</text:p>
        </text:list-item>
        <text:list-item>
          <text:p text:style-name="P10">Loop</text:p>
        </text:list-item>
        <text:list-item>
          <text:p text:style-name="P10">Switch/ Case</text:p>
        </text:list-item>
        <text:list-item>
          <text:p text:style-name="P10">Exceptions</text:p>
        </text:list-item>
        <text:list-item>
          <text:p text:style-name="P10"/>
        </text:list-item>
      </text:list>
      <text:p text:style-name="P4"/>
      <text:p text:style-name="P4"/>
      <text:p text:style-name="P4"/>
      <text:p text:style-name="P4"/>
      <text:p text:style-name="P5">Unterteilung der Typen (z.b. Block, List, Opt, Modifiers → Typ 1, AssignSimpleExpr, VarDecl → Typ 2 (repräsentieren eine Zeile), VarAccess,IntegerLiteral → Typ 3 (sind Token einer Zeile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1T12:48:28.293234647</meta:creation-date>
    <dc:date>2023-11-13T18:25:42.809665640</dc:date>
    <meta:editing-duration>PT5H6M4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39" meta:character-count="800" meta:non-whitespace-character-count="694"/>
  </office:meta>
</office:document-meta>
</file>